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0642in" draw:visible-area-height="8.92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638in" svg:height="8.9283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1">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read requests.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text:soft-page-break/></text:p>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21T15:48:38.63</dc:date>
    <dc:creator>Eric Chang</dc:creator>
    <meta:editing-duration>PT13H56M02S</meta:editing-duration>
    <meta:editing-cycles>44</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905" meta:character-count="5558"/>
  </office:meta>
</office:document-meta>
</file>